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21"/>
    <style:style style:name="ce3" style:family="table-cell" style:parent-style-name="Default" style:data-style-name="N61"/>
    <style:style style:name="T1" style:family="text">
      <style:text-properties style:text-position="33% 58%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="Liberation Sans" style:font-name-complex="Liberation Sans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Micro Hei" style:font-name-complex="Lohit Devanagari" style:font-name="Liberation Sans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Micro Hei" style:font-name-complex="Lohit Devanagari" style:font-name="Liberation Sans" style:text-position="33% 58%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style:font-name="Liberation Sans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iberation Sans" style:font-name-asian="Liberation Sans" style:font-name="Liberation Sans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WenQuanYi Micro Hei" style:font-name-complex="Lohit Devanagari"/>
    </style:style>
    <style:style style:name="T11" style:family="text">
      <style:text-properties style:font-style-asian="normal" fo:text-shadow="none" style:font-name="Liberation Sans" style:font-name-asian="WenQuanYi Micro Hei" style:text-overline-style="none" style:text-overline-color="font-color" style:language-asian="zh" style:country-asian="CN" style:font-size-asian="10pt" style:font-size-complex="10pt" style:font-weight-asian="normal" style:font-weight-complex="normal" fo:font-style="normal" style:language-complex="hi" style:country-complex="IN" style:font-style-complex="normal" style:text-outline="false" style:text-line-through-type="none" style:text-underline-style="none" style:text-underline-color="font-color" fo:font-weight="normal" fo:language="en" fo:country="US" style:font-name-complex="Lohit Devanagari" style:text-emphasize="none" fo:font-size="10pt" style:text-line-through-mode="continuous" style:font-relief="none"/>
    </style:style>
    <style:style style:name="T12" style:family="text">
      <style:text-properties style:font-style-asian="normal" fo:text-shadow="none" style:text-overline-style="none" style:text-overline-color="font-color" style:language-asian="zh" style:country-asian="CN" style:font-size-asian="10pt" style:font-size-complex="10pt" style:font-weight-asian="normal" style:font-weight-complex="normal" fo:font-style="normal" style:language-complex="hi" style:country-complex="IN" style:font-style-complex="normal" style:text-outline="false" style:text-line-through-type="none" style:text-underline-style="none" style:text-underline-color="font-color" fo:font-weight="normal" fo:language="en" fo:country="US" style:text-emphasize="none" fo:font-size="10pt" style:text-line-through-mode="continuous" style:font-relief="none" style:font-name-complex="Liberation Sans" style:font-name="Liberation Sans" style:font-name-asian="Liberation Sans"/>
    </style:style>
    <style:style style:name="T13" style:family="text">
      <style:text-properties style:font-style-asian="normal" fo:text-shadow="none" style:text-overline-style="none" style:text-overline-color="font-color" style:language-asian="zh" style:country-asian="CN" style:font-size-asian="10pt" style:font-size-complex="10pt" style:font-weight-asian="normal" style:font-weight-complex="normal" fo:font-style="normal" style:language-complex="hi" style:country-complex="IN" style:font-style-complex="normal" style:text-outline="false" style:text-line-through-type="none" style:text-underline-style="none" style:text-underline-color="font-color" fo:font-weight="normal" fo:language="en" fo:country="US" style:text-emphasize="none" fo:font-size="10pt" style:text-line-through-mode="continuous" style:font-relief="none"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Sp.</text:p>
          </table:table-cell>
          <table:table-cell office:value-type="string" calcext:value-type="string">
            <text:p>M∗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logL∗</text:p>
          </table:table-cell>
          <table:table-cell office:value-type="string" calcext:value-type="string">
            <text:p>Vcrit</text:p>
          </table:table-cell>
          <table:table-cell table:style-name="ce1" office:value-type="string" calcext:value-type="string">
            <text:p>Vesc</text:p>
          </table:table-cell>
          <table:table-cell office:value-type="string" calcext:value-type="string">
            <text:p>Vang cri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btype</text:p>
          </table:table-cell>
          <table:table-cell office:value-type="string" calcext:value-type="string">
            <text:p>(M<text:span text:style-name="T8">ʘ</text:span>)</text:p>
          </table:table-cell>
          <table:table-cell office:value-type="string" calcext:value-type="string">
            <text:p><text:span text:style-name="T3">(R</text:span><text:span text:style-name="T7">ʘ</text:span>)</text:p>
          </table:table-cell>
          <table:table-cell office:value-type="string" calcext:value-type="string">
            <text:p>(km s<text:span text:style-name="T1">−1</text:span>)</text:p>
          </table:table-cell>
          <table:table-cell office:value-type="string" calcext:value-type="string">
            <text:p><text:span text:style-name="T3">(dex L</text:span><text:span text:style-name="T7">ʘ</text:span>)</text:p>
          </table:table-cell>
          <table:table-cell office:value-type="string" calcext:value-type="string">
            <text:p>(km s<text:span text:style-name="T1">−1</text:span>)</text:p>
          </table:table-cell>
          <table:table-cell office:value-type="string" calcext:value-type="string">
            <text:p>(km s<text:span text:style-name="T1">−1</text:span>)</text:p>
          </table:table-cell>
          <table:table-cell office:value-type="string" calcext:value-type="string">
            <text:p>(rad/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 (m<text:span text:style-name="T1">3</text:span> kg<text:span text:style-name="T1">-1</text:span> s<text:span text:style-name="T1">-2</text:span>)</text:p>
          </table:table-cell>
          <table:table-cell table:style-name="ce2" office:value-type="float" office:value="0.00000000006674" calcext:value-type="float">
            <text:p>6.674E-11</text:p>
          </table:table-cell>
          <table:table-cell/>
          <table:table-cell office:value-type="string" calcext:value-type="string">
            <text:p>B0</text:p>
          </table:table-cell>
          <table:table-cell office:value-type="float" office:value="17.5" calcext:value-type="float">
            <text:p>17.5</text:p>
          </table:table-cell>
          <table:table-cell office:value-type="float" office:value="7.7" calcext:value-type="float">
            <text:p>7.7</text:p>
          </table:table-cell>
          <table:table-cell office:value-type="float" office:value="538" calcext:value-type="float">
            <text:p>538</text:p>
          </table:table-cell>
          <table:table-cell office:value-type="float" office:value="4.64" calcext:value-type="float">
            <text:p>4.64</text:p>
          </table:table-cell>
          <table:table-cell table:formula="of:=SQRT((2*[.$D$4]*[.G4]*[.$D$5])/(3*[.H4]*[.$D$6]))/1000" office:value-type="float" office:value="537.568614852077" calcext:value-type="float">
            <text:p>537.568614852077</text:p>
          </table:table-cell>
          <table:table-cell table:formula="of:=[.K4]*SQRT(2)" office:value-type="float" office:value="760.236825829927" calcext:value-type="float">
            <text:p>760.236825829927</text:p>
          </table:table-cell>
          <table:table-cell table:formula="of:=[.K4]/(([.$D$6]*[.H4])/1000)" office:value-type="float" office:value="0.000100307623311703" calcext:value-type="float">
            <text:p>0.000100307623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ol(Kg)</text:p>
          </table:table-cell>
          <table:table-cell table:style-name="ce2" office:value-type="float" office:value="1.989E+030" calcext:value-type="float">
            <text:p>1.989E+30</text:p>
          </table:table-cell>
          <table:table-cell/>
          <table:table-cell office:value-type="string" calcext:value-type="string">
            <text:p>B0.5</text:p>
          </table:table-cell>
          <table:table-cell office:value-type="float" office:value="14.6" calcext:value-type="float">
            <text:p>14.6</text:p>
          </table:table-cell>
          <table:table-cell office:value-type="float" office:value="6.9" calcext:value-type="float">
            <text:p>6.9</text:p>
          </table:table-cell>
          <table:table-cell office:value-type="float" office:value="519" calcext:value-type="float">
            <text:p>519</text:p>
          </table:table-cell>
          <table:table-cell office:value-type="float" office:value="4.41" calcext:value-type="float">
            <text:p>4.41</text:p>
          </table:table-cell>
          <table:table-cell table:formula="of:=SQRT((2*[.$D$4]*[.G5]*[.$D$5])/(3*[.H5]*[.$D$6]))/1000" office:value-type="float" office:value="518.695076811652" calcext:value-type="float">
            <text:p>518.695076811652</text:p>
          </table:table-cell>
          <table:table-cell table:formula="of:=[.K5]*SQRT(2)" office:value-type="float" office:value="733.545612363193" calcext:value-type="float">
            <text:p>733.545612363193</text:p>
          </table:table-cell>
          <table:table-cell table:formula="of:=[.K5]/(([.$D$6]*[.H5])/1000)" office:value-type="float" office:value="0.000108007470600461" calcext:value-type="float">
            <text:p>0.0001080074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ol (m)</text:p>
          </table:table-cell>
          <table:table-cell table:style-name="ce2" office:value-type="float" office:value="696000000" calcext:value-type="float">
            <text:p>6.960E+08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 office:value-type="float" office:value="502" calcext:value-type="float">
            <text:p>502</text:p>
          </table:table-cell>
          <table:table-cell office:value-type="float" office:value="4.21" calcext:value-type="float">
            <text:p>4.21</text:p>
          </table:table-cell>
          <table:table-cell table:formula="of:=SQRT((2*[.$D$4]*[.G6]*[.$D$5])/(3*[.H6]*[.$D$6]))/1000" office:value-type="float" office:value="502.278947068023" calcext:value-type="float">
            <text:p>502.278947068023</text:p>
          </table:table-cell>
          <table:table-cell table:formula="of:=[.K6]*SQRT(2)" office:value-type="float" office:value="710.329699038075" calcext:value-type="float">
            <text:p>710.329699038075</text:p>
          </table:table-cell>
          <table:table-cell table:formula="of:=[.K6]/(([.$D$6]*[.H6])/1000)" office:value-type="float" office:value="0.000114550024417995" calcext:value-type="float">
            <text:p>0.00011455002441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.5</text:p>
          </table:table-cell>
          <table:table-cell office:value-type="float" office:value="10.8" calcext:value-type="float">
            <text:p>10.8</text:p>
          </table:table-cell>
          <table:table-cell office:value-type="float" office:value="5.7" calcext:value-type="float">
            <text:p>5.7</text:p>
          </table:table-cell>
          <table:table-cell office:value-type="float" office:value="491" calcext:value-type="float">
            <text:p>491</text:p>
          </table:table-cell>
          <table:table-cell office:value-type="float" office:value="4.01" calcext:value-type="float">
            <text:p>4.01</text:p>
          </table:table-cell>
          <table:table-cell table:formula="of:=SQRT((2*[.$D$4]*[.G7]*[.$D$5])/(3*[.H7]*[.$D$6]))/1000" office:value-type="float" office:value="490.834061801996" calcext:value-type="float">
            <text:p>490.834061801996</text:p>
          </table:table-cell>
          <table:table-cell table:formula="of:=[.K7]*SQRT(2)" office:value-type="float" office:value="694.144187075056" calcext:value-type="float">
            <text:p>694.144187075056</text:p>
          </table:table-cell>
          <table:table-cell table:formula="of:=[.K7]/(([.$D$6]*[.H7])/1000)" office:value-type="float" office:value="0.000123723044414699" calcext:value-type="float">
            <text:p>0.000123723044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rit=√(GM/Req)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475" calcext:value-type="float">
            <text:p>475</text:p>
          </table:table-cell>
          <table:table-cell office:value-type="float" office:value="3.85" calcext:value-type="float">
            <text:p>3.85</text:p>
          </table:table-cell>
          <table:table-cell table:formula="of:=SQRT((2*[.$D$4]*[.G8]*[.$D$5])/(3*[.H8]*[.$D$6]))/1000" office:value-type="float" office:value="475.44357187611" calcext:value-type="float">
            <text:p>475.44357187611</text:p>
          </table:table-cell>
          <table:table-cell table:formula="of:=[.K8]*SQRT(2)" office:value-type="float" office:value="672.378747490303" calcext:value-type="float">
            <text:p>672.378747490303</text:p>
          </table:table-cell>
          <table:table-cell table:formula="of:=[.K8]/(([.$D$6]*[.H8])/1000)" office:value-type="float" office:value="0.000126501588941068" calcext:value-type="float">
            <text:p>0.000126501588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rit=<text:span text:style-name="T2">√(2GM/3Rp)</text:span></text:p>
          </table:table-cell>
          <table:table-cell table:number-columns-repeated="2"/>
          <table:table-cell office:value-type="string" calcext:value-type="string">
            <text:p>B2.5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3.68" calcext:value-type="float">
            <text:p>3.68</text:p>
          </table:table-cell>
          <table:table-cell table:formula="of:=SQRT((2*[.$D$4]*[.G9]*[.$D$5])/(3*[.H9]*[.$D$6]))/1000" office:value-type="float" office:value="467.653799152823" calcext:value-type="float">
            <text:p>467.653799152823</text:p>
          </table:table-cell>
          <table:table-cell table:formula="of:=[.K9]*SQRT(2)" office:value-type="float" office:value="661.362345257226" calcext:value-type="float">
            <text:p>661.362345257226</text:p>
          </table:table-cell>
          <table:table-cell table:formula="of:=[.K9]/(([.$D$6]*[.H9])/1000)" office:value-type="float" office:value="0.000134383275618627" calcext:value-type="float">
            <text:p>0.000134383275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rit=Vesc/<text:span text:style-name="T2">√2</text:span>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7.7" calcext:value-type="float">
            <text:p>7.7</text:p>
          </table:table-cell>
          <table:table-cell office:value-type="float" office:value="4.7" calcext:value-type="float">
            <text:p>4.7</text:p>
          </table:table-cell>
          <table:table-cell office:value-type="float" office:value="456" calcext:value-type="float">
            <text:p>456</text:p>
          </table:table-cell>
          <table:table-cell office:value-type="float" office:value="3.52" calcext:value-type="float">
            <text:p>3.52</text:p>
          </table:table-cell>
          <table:table-cell table:formula="of:=SQRT((2*[.$D$4]*[.G10]*[.$D$5])/(3*[.H10]*[.$D$6]))/1000" office:value-type="float" office:value="456.41160340655" calcext:value-type="float">
            <text:p>456.41160340655</text:p>
          </table:table-cell>
          <table:table-cell table:formula="of:=[.K10]*SQRT(2)" office:value-type="float" office:value="645.463479561993" calcext:value-type="float">
            <text:p>645.463479561993</text:p>
          </table:table-cell>
          <table:table-cell table:formula="of:=[.K10]/(([.$D$6]*[.H10])/1000)" office:value-type="float" office:value="0.000139524212339982" calcext:value-type="float">
            <text:p>0.000139524212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4</text:p>
          </table:table-cell>
          <table:table-cell office:value-type="float" office:value="6.4" calcext:value-type="float">
            <text:p>6.4</text:p>
          </table:table-cell>
          <table:table-cell office:value-type="float" office:value="4.2" calcext:value-type="float">
            <text:p>4.2</text:p>
          </table:table-cell>
          <table:table-cell office:value-type="float" office:value="440" calcext:value-type="float">
            <text:p>440</text:p>
          </table:table-cell>
          <table:table-cell office:value-type="float" office:value="3.24" calcext:value-type="float">
            <text:p>3.24</text:p>
          </table:table-cell>
          <table:table-cell table:formula="of:=SQRT((2*[.$D$4]*[.G11]*[.$D$5])/(3*[.H11]*[.$D$6]))/1000" office:value-type="float" office:value="440.175215150559" calcext:value-type="float">
            <text:p>440.175215150559</text:p>
          </table:table-cell>
          <table:table-cell table:formula="of:=[.K11]*SQRT(2)" office:value-type="float" office:value="622.501759086415" calcext:value-type="float">
            <text:p>622.501759086415</text:p>
          </table:table-cell>
          <table:table-cell table:formula="of:=[.K11]/(([.$D$6]*[.H11])/1000)" office:value-type="float" office:value="0.000150579917607608" calcext:value-type="float">
            <text:p>0.0001505799176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pan text:style-name="T3">Ωcrit=</text:span><text:span text:style-name="T4">√</text:span><text:span text:style-name="T5">(GM/R</text:span><text:span text:style-name="T6">3</text:span><text:span text:style-name="T5">eq)</text:span>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formula="of:=SQRT((2*[.$D$4]*[.G12]*[.$D$5])/(3*[.H12]*[.$D$6]))/1000" office:value-type="float" office:value="428.99258916769" calcext:value-type="float">
            <text:p>428.99258916769</text:p>
          </table:table-cell>
          <table:table-cell table:formula="of:=[.K12]*SQRT(2)" office:value-type="float" office:value="606.687137758497" calcext:value-type="float">
            <text:p>606.687137758497</text:p>
          </table:table-cell>
          <table:table-cell table:formula="of:=[.K12]/(([.$D$6]*[.H12])/1000)" office:value-type="float" office:value="0.000162202279630857" calcext:value-type="float">
            <text:p>0.0001622022796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ω=Veq/Vcrit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418" calcext:value-type="float">
            <text:p>418</text:p>
          </table:table-cell>
          <table:table-cell office:value-type="float" office:value="2.78" calcext:value-type="float">
            <text:p>2.78</text:p>
          </table:table-cell>
          <table:table-cell table:formula="of:=SQRT((2*[.$D$4]*[.G13]*[.$D$5])/(3*[.H13]*[.$D$6]))/1000" office:value-type="float" office:value="417.586874829127" calcext:value-type="float">
            <text:p>417.586874829127</text:p>
          </table:table-cell>
          <table:table-cell table:formula="of:=[.K13]*SQRT(2)" office:value-type="float" office:value="590.557021852347" calcext:value-type="float">
            <text:p>590.557021852347</text:p>
          </table:table-cell>
          <table:table-cell table:formula="of:=[.K13]/(([.$D$6]*[.H13])/1000)" office:value-type="float" office:value="0.000171423183427392" calcext:value-type="float">
            <text:p>0.0001714231834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pan text:style-name="T3">ω=</text:span><text:span text:style-name="T7">Ω</text:span>/<text:span text:style-name="T8">Ω</text:span>crit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408" calcext:value-type="float">
            <text:p>408</text:p>
          </table:table-cell>
          <table:table-cell office:value-type="float" office:value="2.56" calcext:value-type="float">
            <text:p>2.56</text:p>
          </table:table-cell>
          <table:table-cell table:formula="of:=SQRT((2*[.$D$4]*[.G14]*[.$D$5])/(3*[.H14]*[.$D$6]))/1000" office:value-type="float" office:value="408.51677940046" calcext:value-type="float">
            <text:p>408.51677940046</text:p>
          </table:table-cell>
          <table:table-cell table:formula="of:=[.K14]*SQRT(2)" office:value-type="float" office:value="577.729969885108" calcext:value-type="float">
            <text:p>577.729969885108</text:p>
          </table:table-cell>
          <table:table-cell table:formula="of:=[.K14]/(([.$D$6]*[.H14])/1000)" office:value-type="float" office:value="0.000183421686153224" calcext:value-type="float">
            <text:p>0.0001834216861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Ω=1 → Req=3/2Rpl</text:p>
          </table:table-cell>
          <table:table-cell table:number-columns-repeated="2"/>
          <table:table-cell office:value-type="string" calcext:value-type="string">
            <text:p>B8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2.39" calcext:value-type="float">
            <text:p>2.39</text:p>
          </table:table-cell>
          <table:table-cell table:formula="of:=SQRT((2*[.$D$4]*[.G15]*[.$D$5])/(3*[.H15]*[.$D$6]))/1000" office:value-type="float" office:value="401.320564389988" calcext:value-type="float">
            <text:p>401.320564389988</text:p>
          </table:table-cell>
          <table:table-cell table:formula="of:=[.K15]*SQRT(2)" office:value-type="float" office:value="567.552985019547" calcext:value-type="float">
            <text:p>567.552985019547</text:p>
          </table:table-cell>
          <table:table-cell table:formula="of:=[.K15]/(([.$D$6]*[.H15])/1000)" office:value-type="float" office:value="0.000192203335435818" calcext:value-type="float">
            <text:p>0.000192203335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3">Vesc=</text:span><text:span text:style-name="T9">√</text:span><text:span text:style-name="T10">(2GM/Req)</text:span></text:p>
          </table:table-cell>
          <table:table-cell table:number-columns-repeated="2"/>
          <table:table-cell office:value-type="string" calcext:value-type="string">
            <text:p>B9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393" calcext:value-type="float">
            <text:p>393</text:p>
          </table:table-cell>
          <table:table-cell office:value-type="float" office:value="2.2" calcext:value-type="float">
            <text:p>2.2</text:p>
          </table:table-cell>
          <table:table-cell table:formula="of:=SQRT((2*[.$D$4]*[.G16]*[.$D$5])/(3*[.H16]*[.$D$6]))/1000" office:value-type="float" office:value="392.934974377021" calcext:value-type="float">
            <text:p>392.934974377021</text:p>
          </table:table-cell>
          <table:table-cell table:formula="of:=[.K16]*SQRT(2)" office:value-type="float" office:value="555.693969894707" calcext:value-type="float">
            <text:p>555.693969894707</text:p>
          </table:table-cell>
          <table:table-cell table:formula="of:=[.K16]/(([.$D$6]*[.H16])/1000)" office:value-type="float" office:value="0.000201629194569489" calcext:value-type="float">
            <text:p>0.000201629194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1">Vesc=Vcrit*</text:span><text:span text:style-name="T12">√</text:span><text:span text:style-name="T13">2</text:span></text:p>
          </table:table-cell>
          <table:table-cell table:number-columns-repeated="2"/>
          <table:table-cell office:value-type="string" calcext:value-type="string">
            <text:p>S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QRT((2*[.$D$4]*[.G17]*[.$D$5])/(3*[.H17]*[.$D$6]))/1000" office:value-type="float" office:value="356.582678907083" calcext:value-type="float">
            <text:p>356.582678907083</text:p>
          </table:table-cell>
          <table:table-cell table:formula="of:=[.K17]*SQRT(2)" office:value-type="float" office:value="504.284060617727" calcext:value-type="float">
            <text:p>504.284060617727</text:p>
          </table:table-cell>
          <table:table-cell table:formula="of:=[.K17]/(([.$D$6]*[.H17])/1000)" office:value-type="float" office:value="0.000512331435211326" calcext:value-type="float">
            <text:p>0.0005123314352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ang=Vlin/R</text:p>
          </table:table-cell>
          <table:table-cell table:number-columns-repeated="2"/>
          <table:table-cell office:value-type="string" calcext:value-type="string">
            <text:p>Tierra</text:p>
          </table:table-cell>
          <table:table-cell table:formula="of:=[.D21]/[.D5]" office:value-type="float" office:value="0.00000300251382604324" calcext:value-type="float">
            <text:p>3.00251382604324E-06</text:p>
          </table:table-cell>
          <table:table-cell table:formula="of:=[.D22]/[.D6]" office:value-type="float" office:value="0.00915373563218391" calcext:value-type="float">
            <text:p>0.009153735632184</text:p>
          </table:table-cell>
          <table:table-cell table:number-columns-repeated="2"/>
          <table:table-cell table:formula="of:=SQRT(([.$D$4]*[.G18]*[.$D$5])/([.H18]*[.$D$6]))/1000" office:value-type="float" office:value="7.90950305525388" calcext:value-type="float">
            <text:p>7.90950305525388</text:p>
          </table:table-cell>
          <table:table-cell table:formula="of:=[.K18]*SQRT(2)" office:value-type="float" office:value="11.1857264923715" calcext:value-type="float">
            <text:p>11.1857264923715</text:p>
          </table:table-cell>
          <table:table-cell table:formula="of:=[.K18]/(([.$D$6]*[.H18])/1000)" office:value-type="float" office:value="0.00124148533279766" calcext:value-type="float">
            <text:p>0.0012414853327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f:=[.D6]/1000*[.H4]" office:value-type="float" office:value="5359200" calcext:value-type="float">
            <text:p>5359200</text:p>
          </table:table-cell>
          <table:table-cell table:formula="of:=[.K20]/[.K4]" office:value-type="float" office:value="9969.332010714" calcext:value-type="float">
            <text:p>9969.3320107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tierra(Kg)</text:p>
          </table:table-cell>
          <table:table-cell table:style-name="ce3" office:value-type="float" office:value="5.972E+024" calcext:value-type="float">
            <text:p>5.97E+24</text:p>
          </table:table-cell>
          <table:table-cell table:number-columns-repeated="6"/>
          <table:table-cell table:formula="of:=2*PI()/[.M4]" office:value-type="float" office:value="62639.1604121133" calcext:value-type="float">
            <text:p>62639.1604121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ierra(m)</text:p>
          </table:table-cell>
          <table:table-cell table:style-name="ce3" office:value-type="float" office:value="6371000" calcext:value-type="float">
            <text:p>6.37E+06</text:p>
          </table:table-cell>
          <table:table-cell table:number-columns-repeated="5"/>
          <table:table-cell office:value-type="string" calcext:value-type="string">
            <text:p>2*PI*R (km)</text:p>
          </table:table-cell>
          <table:table-cell table:formula="of:=2*PI()*[.H4]*[.D6]/1000" office:value-type="float" office:value="33672846.6982368" calcext:value-type="float">
            <text:p>33672846.6982368</text:p>
          </table:table-cell>
          <table:table-cell table:formula="of:=([.M4]*[.K22])/(2*PI())" office:value-type="float" office:value="537.568614852077" calcext:value-type="float">
            <text:p>537.568614852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57:27.020993813</meta:creation-date>
    <dc:date>2018-09-10T18:53:37.503077334</dc:date>
    <meta:editing-duration>PT14M58S</meta:editing-duration>
    <meta:editing-cycles>5</meta:editing-cycles>
    <meta:generator>LibreOffice/6.0.3.2$Linux_X86_64 LibreOffice_project/00m0$Build-2</meta:generator>
    <meta:document-statistic meta:table-count="1" meta:cell-count="158" meta:object-count="0"/>
  </office:meta>
</office:document-meta>
</file>